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bitmap" draw:fill-image-name="a385" style:repeat="stretch" draw:opacity="58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  <draw:custom-shape svg:x="0.76596in" svg:y="0in" svg:width="11.95745in" svg:height="7.5in" draw:id="id65" draw:style-name="a386" draw:name="Rectangle 5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85" xlink:href="media/image1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1-04-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1-04-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1-04-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1-04-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1-04-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1-04-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1-04-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1-04-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1-04-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1-04-20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1-04-20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1-04-20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account</meta:initial-creator>
    <dc:creator>Microsoft account</dc:creator>
    <meta:creation-date>2020-04-01T14:16:35Z</meta:creation-date>
    <dc:date>2020-04-01T14:27:30Z</dc:date>
    <meta:editing-cycles>1</meta:editing-cycles>
    <meta:editing-duration>PT398S</meta:editing-duration>
    <meta:document-statistic meta:paragraph-count="0" meta:word-count="0"/>
  </office:meta>
</office:document-meta>
</file>